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Segoe UI" svg:font-family="'Segoe U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5" style:family="paragraph" style:parent-style-name="Standard"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background-color="#ffffff">
        <style:background-image/>
      </style:paragraph-properties>
      <style:text-properties style:text-underline-style="none" fo:font-weight="normal" style:font-weight-asian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00ff"/>
    </style:style>
    <style:style style:name="T2" style:family="text">
      <style:text-properties fo:color="#0000ff" fo:background-color="#ffffff"/>
    </style:style>
    <style:style style:name="T3" style:family="text">
      <style:text-properties fo:color="#ff950e"/>
    </style:style>
    <style:style style:name="T4" style:family="text">
      <style:text-properties fo:color="#ff0000"/>
    </style:style>
    <style:style style:name="T5" style:family="text">
      <style:text-properties fo:color="#ff0000" fo:font-weight="bold" style:font-weight-asian="bold" style:font-weight-complex="bold"/>
    </style:style>
    <style:style style:name="T6" style:family="text">
      <style:text-properties fo:color="#000000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use-window-font-color="true" style:text-outline="false" style:text-line-through-style="none" style:text-position="0% 100%" style:font-name="Segoe UI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Game Elements:</text:p>
      <text:p text:style-name="P4"/>
      <text:p text:style-name="P5">{...} = Software</text:p>
      <text:p text:style-name="P5">{U}=UnrealEngine {B}=Blender {G}=Gimp or Photoshop</text:p>
      <text:p text:style-name="P5">! = More than one Person work on these</text:p>
      <text:p text:style-name="P1"/>
      <text:p text:style-name="P6"><office:annotation><dc:creator>Unbekannter Autor</dc:creator><dc:date>2015-04-12T03:03:47.63</dc:date><text:p text:style-name="P7"><text:span text:style-name="T8">Dazu gehört viel, kommen noch viele Unterpunkte hinzu, später.</text:span></text:p></office:annotation>Gamemechanic<text:span text:style-name="T2">{U}</text:span>:<text:tab/><text:tab/><text:span text:style-name="T5">!</text:span></text:p>
      <text:p text:style-name="P2"/>
      <text:p text:style-name="P2"><office:annotation><dc:creator>Unbekannter Autor</dc:creator><dc:date>2015-04-12T03:06:08.66</dc:date><text:p text:style-name="P7"><text:span text:style-name="T8">Weniger das Aussehen eher die Mechanik dahinter.</text:span></text:p></office:annotation>HUD<text:span text:style-name="T1">{U}</text:span>:</text:p>
      <text:p text:style-name="P2"/>
      <text:p text:style-name="P2"><office:annotation><dc:creator>Unbekannter Autor</dc:creator><dc:date>2015-04-12T03:08:53.15</dc:date><text:p text:style-name="P7"><text:span text:style-name="T8">Dazu gehört erstmal kein Charaktererstellungsmenü.</text:span></text:p></office:annotation>Menu<text:span text:style-name="T1">{U}</text:span>:</text:p>
      <text:p text:style-name="P2"/>
      <text:p text:style-name="Text_20_body">Particle System<text:span text:style-name="T1">{U}</text:span>:</text:p>
      <text:p text:style-name="P2">Level Design<text:span text:style-name="T1">{U}</text:span>:<text:tab/><text:tab/><text:span text:style-name="T5">!</text:span></text:p>
      <text:p text:style-name="P2"/>
      <text:p text:style-name="P2"><office:annotation><dc:creator>Unbekannter Autor</dc:creator><dc:date>2015-04-12T03:09:50.98</dc:date><text:p text:style-name="P7"><text:span text:style-name="T8">Animation,rigging und CharakterModels kann man auch zusammenfassen</text:span></text:p></office:annotation>Animation<text:span text:style-name="T3">{B}</text:span>:</text:p>
      <text:p text:style-name="P2"/>
      <text:p text:style-name="P2"><office:annotation><dc:creator>Unbekannter Autor</dc:creator><dc:date>2015-04-12T02:58:33.09</dc:date><text:p text:style-name="P7"><text:span text:style-name="T8">Habs Extra weil es zu Animation und zu Models passt.Wer nicht weiß was rigging ist google hilft.</text:span></text:p><text:p text:style-name="P7"><text:span text:style-name="T8"/></text:p></office:annotation>Rigging<text:span text:style-name="T3">{B}</text:span>:</text:p>
      <text:p text:style-name="P2"/>
      <text:p text:style-name="P2">Models<text:span text:style-name="T3">{B}</text:span>:<text:tab/><text:tab/><text:tab/><text:span text:style-name="T5">!</text:span></text:p>
      <text:p text:style-name="P2"><text:tab/><text:tab/>- Character{MakeHuman+importMakeHuman blenderplugin}/<text:span text:style-name="T3">{B}</text:span></text:p>
      <text:p text:style-name="P2"><text:tab/><text:tab/>- Environment</text:p>
      <text:p text:style-name="P2"><text:tab/><text:tab/>- Architecture</text:p>
      <text:p text:style-name="P2"/>
      <text:p text:style-name="P2">Textures<text:span text:style-name="T4">{G}</text:span>:</text:p>
      <text:p text:style-name="P2"><text:tab/><text:tab/>- UV-maps(+Normalmap<text:span text:style-name="T4">{gimp-normalmap plugin}</text:span>)</text:p>
      <text:p text:style-name="P2"><text:tab/><text:tab/>- Menu/HUD</text:p>
      <text:p text:style-name="P2"/>
      <text:p text:style-name="P2">Network<text:span text:style-name="T1">{U}</text:span><text:span text:style-name="T6">/{C++}</text:span>:</text:p>
      <text:p text:style-name="P2"/>
      <text:p text:style-name="P2">AI<text:span text:style-name="T1">{U}</text:span>/{C++}:</text:p>
      <text:p text:style-name="P2"/>
      <text:p text:style-name="P2"><office:annotation><dc:creator>Unbekannter Autor</dc:creator><dc:date>2015-04-12T03:02:54.53</dc:date><text:p text:style-name="P7"><text:span text:style-name="T8">Fällt fürs erste Weg</text:span></text:p></office:annotation>(Audio:)</text:p>
      <text:p text:style-name="P2"/>
      <text:p text:style-name="P2">Story:<text:tab/><text:tab/><text:tab/><text:tab/><text:span text:style-name="T5">!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Segoe UI" svg:font-family="'Segoe U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01:22:09.330000000</meta:creation-date>
    <dc:date>2015-04-12T03:12:21.27</dc:date>
    <meta:editing-duration>PT44M35S</meta:editing-duration>
    <meta:editing-cycles>1</meta:editing-cycles>
    <meta:generator>OpenOffice.org/3.4.1$Win32 OpenOffice.org_project/341m1$Build-9593</meta:generator>
    <meta:document-statistic meta:table-count="0" meta:image-count="0" meta:object-count="0" meta:page-count="1" meta:paragraph-count="22" meta:word-count="56" meta:character-count="441"/>
  </office:meta>
</office:document-meta>
</file>